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ible Eratosthen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limite</text:p>
          </table:table-cell>
          <table:table-cell table:style-name="ce1" office:value-type="string" calcext:value-type="string">
            <text:p>Temps [s]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09004306793213" calcext:value-type="float">
            <text:p>0.309004306793213</text:p>
          </table:table-cell>
          <table:table-cell/>
          <table:table-cell>
            <draw:frame draw:z-index="0" draw:style-name="gr1" draw:text-style-name="P1" svg:width="13.996cm" svg:height="7.874cm" svg:x="0cm" svg:y="0cm">
              <draw:object draw:notify-on-update-of-ranges="'Crible Eratosthene'.A2:'Crible Eratosthene'.A181 'Crible Eratosthene'.B1:'Crible Eratosthene'.B1 'Crible Eratosthene'.B2:'Crible Eratosthene'.B18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0.338730812072754" calcext:value-type="float">
            <text:p>0.338730812072754</text:p>
          </table:table-cell>
          <table:table-cell table:number-columns-repeated="2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334595441818237" calcext:value-type="float">
            <text:p>0.334595441818237</text:p>
          </table:table-cell>
          <table:table-cell table:number-columns-repeated="2"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0.350643873214722" calcext:value-type="float">
            <text:p>0.350643873214722</text:p>
          </table:table-cell>
          <table:table-cell table:number-columns-repeated="2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383651971817017" calcext:value-type="float">
            <text:p>0.383651971817017</text:p>
          </table:table-cell>
          <table:table-cell table:number-columns-repeated="2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391462326049805" calcext:value-type="float">
            <text:p>0.391462326049805</text:p>
          </table:table-cell>
          <table:table-cell table:number-columns-repeated="2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407256126403809" calcext:value-type="float">
            <text:p>0.407256126403809</text:p>
          </table:table-cell>
          <table:table-cell table:number-columns-repeated="2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.422714471817017" calcext:value-type="float">
            <text:p>0.422714471817017</text:p>
          </table:table-cell>
          <table:table-cell table:number-columns-repeated="2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445404052734375" calcext:value-type="float">
            <text:p>0.445404052734375</text:p>
          </table:table-cell>
          <table:table-cell table:number-columns-repeated="2"/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0.444610357284546" calcext:value-type="float">
            <text:p>0.444610357284546</text:p>
          </table:table-cell>
          <table:table-cell table:number-columns-repeated="2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468909740447998" calcext:value-type="float">
            <text:p>0.468909740447998</text:p>
          </table:table-cell>
          <table:table-cell table:number-columns-repeated="2"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0.50907826423645" calcext:value-type="float">
            <text:p>0.50907826423645</text:p>
          </table:table-cell>
          <table:table-cell table:number-columns-repeated="2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548432111740112" calcext:value-type="float">
            <text:p>0.548432111740112</text:p>
          </table:table-cell>
          <table:table-cell table:number-columns-repeated="2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0.533925533294678" calcext:value-type="float">
            <text:p>0.533925533294678</text:p>
          </table:table-cell>
          <table:table-cell table:number-columns-repeated="2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533672094345093" calcext:value-type="float">
            <text:p>0.533672094345093</text:p>
          </table:table-cell>
          <table:table-cell table:number-columns-repeated="2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0.559209108352661" calcext:value-type="float">
            <text:p>0.559209108352661</text:p>
          </table:table-cell>
          <table:table-cell table:number-columns-repeated="2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569193840026856" calcext:value-type="float">
            <text:p>0.569193840026856</text:p>
          </table:table-cell>
          <table:table-cell table:number-columns-repeated="2"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0.630457162857056" calcext:value-type="float">
            <text:p>0.630457162857056</text:p>
          </table:table-cell>
          <table:table-cell table:number-columns-repeated="2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681310415267944" calcext:value-type="float">
            <text:p>0.681310415267944</text:p>
          </table:table-cell>
          <table:table-cell table:number-columns-repeated="2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0.635723352432251" calcext:value-type="float">
            <text:p>0.635723352432251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44558191299439" calcext:value-type="float">
            <text:p>0.644558191299439</text:p>
          </table:table-cell>
          <table:table-cell table:number-columns-repeated="2"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0.661443948745728" calcext:value-type="float">
            <text:p>0.661443948745728</text:p>
          </table:table-cell>
          <table:table-cell table:number-columns-repeated="2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749276876449585" calcext:value-type="float">
            <text:p>0.749276876449585</text:p>
          </table:table-cell>
          <table:table-cell table:number-columns-repeated="2"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0.695636034011841" calcext:value-type="float">
            <text:p>0.695636034011841</text:p>
          </table:table-cell>
          <table:table-cell table:number-columns-repeated="2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709592580795288" calcext:value-type="float">
            <text:p>0.709592580795288</text:p>
          </table:table-cell>
          <table:table-cell table:number-columns-repeated="2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0.730451583862305" calcext:value-type="float">
            <text:p>0.730451583862305</text:p>
          </table:table-cell>
          <table:table-cell table:number-columns-repeated="2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743125915527344" calcext:value-type="float">
            <text:p>0.743125915527344</text:p>
          </table:table-cell>
          <table:table-cell table:number-columns-repeated="2"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0.773744344711304" calcext:value-type="float">
            <text:p>0.773744344711304</text:p>
          </table:table-cell>
          <table:table-cell table:number-columns-repeated="2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797520637512207" calcext:value-type="float">
            <text:p>0.797520637512207</text:p>
          </table:table-cell>
          <table:table-cell table:number-columns-repeated="2"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0.794789552688599" calcext:value-type="float">
            <text:p>0.794789552688599</text:p>
          </table:table-cell>
          <table:table-cell table:number-columns-repeated="2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816408634185791" calcext:value-type="float">
            <text:p>0.816408634185791</text:p>
          </table:table-cell>
          <table:table-cell table:number-columns-repeated="2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0.85033392906189" calcext:value-type="float">
            <text:p>0.85033392906189</text:p>
          </table:table-cell>
          <table:table-cell table:number-columns-repeated="2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816951751708984" calcext:value-type="float">
            <text:p>0.816951751708984</text:p>
          </table:table-cell>
          <table:table-cell table:number-columns-repeated="2"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0.849730968475342" calcext:value-type="float">
            <text:p>0.849730968475342</text:p>
          </table:table-cell>
          <table:table-cell table:number-columns-repeated="2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861871480941773" calcext:value-type="float">
            <text:p>0.861871480941773</text:p>
          </table:table-cell>
          <table:table-cell table:number-columns-repeated="2"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0.890935897827148" calcext:value-type="float">
            <text:p>0.890935897827148</text:p>
          </table:table-cell>
          <table:table-cell table:number-columns-repeated="2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890654802322388" calcext:value-type="float">
            <text:p>0.890654802322388</text:p>
          </table:table-cell>
          <table:table-cell table:number-columns-repeated="2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0.936116218566895" calcext:value-type="float">
            <text:p>0.936116218566895</text:p>
          </table:table-cell>
          <table:table-cell table:number-columns-repeated="2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971509695053101" calcext:value-type="float">
            <text:p>0.971509695053101</text:p>
          </table:table-cell>
          <table:table-cell table:number-columns-repeated="2"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0.958927392959595" calcext:value-type="float">
            <text:p>0.958927392959595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977892875671387" calcext:value-type="float">
            <text:p>0.977892875671387</text:p>
          </table:table-cell>
          <table:table-cell table:number-columns-repeated="2"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0.977314472198486" calcext:value-type="float">
            <text:p>0.977314472198486</text:p>
          </table:table-cell>
          <table:table-cell table:number-columns-repeated="2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989709377288818" calcext:value-type="float">
            <text:p>0.989709377288818</text:p>
          </table:table-cell>
          <table:table-cell table:number-columns-repeated="2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.04668712615967" calcext:value-type="float">
            <text:p>1.04668712615967</text:p>
          </table:table-cell>
          <table:table-cell table:number-columns-repeated="2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.03472471237183" calcext:value-type="float">
            <text:p>1.03472471237183</text:p>
          </table:table-cell>
          <table:table-cell table:number-columns-repeated="2"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.07565093040466" calcext:value-type="float">
            <text:p>1.07565093040466</text:p>
          </table:table-cell>
          <table:table-cell table:number-columns-repeated="2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.06546258926392" calcext:value-type="float">
            <text:p>1.06546258926392</text:p>
          </table:table-cell>
          <table:table-cell table:number-columns-repeated="2"/>
        </table:table-row>
        <table:table-row table:style-name="ro1">
          <table:table-cell office:value-type="float" office:value="3350000" calcext:value-type="float">
            <text:p>3350000</text:p>
          </table:table-cell>
          <table:table-cell office:value-type="float" office:value="1.11822295188904" calcext:value-type="float">
            <text:p>1.11822295188904</text:p>
          </table:table-cell>
          <table:table-cell table:number-columns-repeated="2"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.12723684310913" calcext:value-type="float">
            <text:p>1.12723684310913</text:p>
          </table:table-cell>
          <table:table-cell table:number-columns-repeated="2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.15560913085938" calcext:value-type="float">
            <text:p>1.15560913085938</text:p>
          </table:table-cell>
          <table:table-cell table:number-columns-repeated="2"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.15077066421509" calcext:value-type="float">
            <text:p>1.15077066421509</text:p>
          </table:table-cell>
          <table:table-cell table:number-columns-repeated="2"/>
        </table:table-row>
        <table:table-row table:style-name="ro1">
          <table:table-cell office:value-type="float" office:value="3550000" calcext:value-type="float">
            <text:p>3550000</text:p>
          </table:table-cell>
          <table:table-cell office:value-type="float" office:value="1.18877673149109" calcext:value-type="float">
            <text:p>1.18877673149109</text:p>
          </table:table-cell>
          <table:table-cell table:number-columns-repeated="2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.21043801307678" calcext:value-type="float">
            <text:p>1.21043801307678</text:p>
          </table:table-cell>
          <table:table-cell table:number-columns-repeated="2"/>
        </table:table-row>
        <table:table-row table:style-name="ro1">
          <table:table-cell office:value-type="float" office:value="3650000" calcext:value-type="float">
            <text:p>3650000</text:p>
          </table:table-cell>
          <table:table-cell office:value-type="float" office:value="1.21451306343079" calcext:value-type="float">
            <text:p>1.21451306343079</text:p>
          </table:table-cell>
          <table:table-cell table:number-columns-repeated="2"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.23973441123962" calcext:value-type="float">
            <text:p>1.23973441123962</text:p>
          </table:table-cell>
          <table:table-cell table:number-columns-repeated="2"/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29909658432007" calcext:value-type="float">
            <text:p>1.29909658432007</text:p>
          </table:table-cell>
          <table:table-cell table:number-columns-repeated="2"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.34706687927246" calcext:value-type="float">
            <text:p>1.34706687927246</text:p>
          </table:table-cell>
          <table:table-cell table:number-columns-repeated="2"/>
        </table:table-row>
        <table:table-row table:style-name="ro1">
          <table:table-cell office:value-type="float" office:value="3850000" calcext:value-type="float">
            <text:p>3850000</text:p>
          </table:table-cell>
          <table:table-cell office:value-type="float" office:value="1.30757689476013" calcext:value-type="float">
            <text:p>1.30757689476013</text:p>
          </table:table-cell>
          <table:table-cell table:number-columns-repeated="2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.43262457847595" calcext:value-type="float">
            <text:p>1.43262457847595</text:p>
          </table:table-cell>
          <table:table-cell table:number-columns-repeated="2"/>
        </table:table-row>
        <table:table-row table:style-name="ro1">
          <table:table-cell office:value-type="float" office:value="3950000" calcext:value-type="float">
            <text:p>3950000</text:p>
          </table:table-cell>
          <table:table-cell office:value-type="float" office:value="1.45359086990356" calcext:value-type="float">
            <text:p>1.45359086990356</text:p>
          </table:table-cell>
          <table:table-cell table:number-columns-repeated="2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50394725799561" calcext:value-type="float">
            <text:p>1.50394725799561</text:p>
          </table:table-cell>
          <table:table-cell table:number-columns-repeated="2"/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.42956233024597" calcext:value-type="float">
            <text:p>1.42956233024597</text:p>
          </table:table-cell>
          <table:table-cell table:number-columns-repeated="2"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.45158433914185" calcext:value-type="float">
            <text:p>1.45158433914185</text:p>
          </table:table-cell>
          <table:table-cell table:number-columns-repeated="2"/>
        </table:table-row>
        <table:table-row table:style-name="ro1">
          <table:table-cell office:value-type="float" office:value="4150000" calcext:value-type="float">
            <text:p>4150000</text:p>
          </table:table-cell>
          <table:table-cell office:value-type="float" office:value="1.43839383125305" calcext:value-type="float">
            <text:p>1.43839383125305</text:p>
          </table:table-cell>
          <table:table-cell table:number-columns-repeated="2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.4734091758728" calcext:value-type="float">
            <text:p>1.4734091758728</text:p>
          </table:table-cell>
          <table:table-cell table:number-columns-repeated="2"/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53251004219055" calcext:value-type="float">
            <text:p>1.53251004219055</text:p>
          </table:table-cell>
          <table:table-cell table:number-columns-repeated="2"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.53075742721558" calcext:value-type="float">
            <text:p>1.53075742721558</text:p>
          </table:table-cell>
          <table:table-cell table:number-columns-repeated="2"/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.50354480743408" calcext:value-type="float">
            <text:p>1.50354480743408</text:p>
          </table:table-cell>
          <table:table-cell table:number-columns-repeated="2"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.65283846855164" calcext:value-type="float">
            <text:p>1.65283846855164</text:p>
          </table:table-cell>
          <table:table-cell table:number-columns-repeated="2"/>
        </table:table-row>
        <table:table-row table:style-name="ro1">
          <table:table-cell office:value-type="float" office:value="4450000" calcext:value-type="float">
            <text:p>4450000</text:p>
          </table:table-cell>
          <table:table-cell office:value-type="float" office:value="1.82460260391235" calcext:value-type="float">
            <text:p>1.82460260391235</text:p>
          </table:table-cell>
          <table:table-cell table:number-columns-repeated="2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65163350105286" calcext:value-type="float">
            <text:p>1.65163350105286</text:p>
          </table:table-cell>
          <table:table-cell table:number-columns-repeated="2"/>
        </table:table-row>
        <table:table-row table:style-name="ro1">
          <table:table-cell office:value-type="float" office:value="4550000" calcext:value-type="float">
            <text:p>4550000</text:p>
          </table:table-cell>
          <table:table-cell office:value-type="float" office:value="2.07177042961121" calcext:value-type="float">
            <text:p>2.07177042961121</text:p>
          </table:table-cell>
          <table:table-cell table:number-columns-repeated="2"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2.16709804534912" calcext:value-type="float">
            <text:p>2.16709804534912</text:p>
          </table:table-cell>
          <table:table-cell table:number-columns-repeated="2"/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.56196188926697" calcext:value-type="float">
            <text:p>1.56196188926697</text:p>
          </table:table-cell>
          <table:table-cell table:number-columns-repeated="2"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.541659116745" calcext:value-type="float">
            <text:p>1.541659116745</text:p>
          </table:table-cell>
          <table:table-cell table:number-columns-repeated="2"/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56956601142883" calcext:value-type="float">
            <text:p>1.56956601142883</text:p>
          </table:table-cell>
          <table:table-cell table:number-columns-repeated="2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.58176064491272" calcext:value-type="float">
            <text:p>1.58176064491272</text:p>
          </table:table-cell>
          <table:table-cell table:number-columns-repeated="2"/>
        </table:table-row>
        <table:table-row table:style-name="ro1">
          <table:table-cell office:value-type="float" office:value="4850000" calcext:value-type="float">
            <text:p>4850000</text:p>
          </table:table-cell>
          <table:table-cell office:value-type="float" office:value="1.58310174942017" calcext:value-type="float">
            <text:p>1.58310174942017</text:p>
          </table:table-cell>
          <table:table-cell table:number-columns-repeated="2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.6201012134552" calcext:value-type="float">
            <text:p>1.6201012134552</text:p>
          </table:table-cell>
          <table:table-cell table:number-columns-repeated="2"/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1.62190937995911" calcext:value-type="float">
            <text:p>1.62190937995911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61967062950134" calcext:value-type="float">
            <text:p>1.61967062950134</text:p>
          </table:table-cell>
          <table:table-cell table:number-columns-repeated="2"/>
        </table:table-row>
        <table:table-row table:style-name="ro1">
          <table:table-cell office:value-type="float" office:value="5050000" calcext:value-type="float">
            <text:p>5050000</text:p>
          </table:table-cell>
          <table:table-cell office:value-type="float" office:value="1.67626428604126" calcext:value-type="float">
            <text:p>1.67626428604126</text:p>
          </table:table-cell>
          <table:table-cell table:number-columns-repeated="2"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.67852163314819" calcext:value-type="float">
            <text:p>1.67852163314819</text:p>
          </table:table-cell>
          <table:table-cell table:number-columns-repeated="2"/>
        </table:table-row>
        <table:table-row table:style-name="ro1">
          <table:table-cell office:value-type="float" office:value="5150000" calcext:value-type="float">
            <text:p>5150000</text:p>
          </table:table-cell>
          <table:table-cell office:value-type="float" office:value="1.74498915672302" calcext:value-type="float">
            <text:p>1.74498915672302</text:p>
          </table:table-cell>
          <table:table-cell table:number-columns-repeated="2"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.73188710212708" calcext:value-type="float">
            <text:p>1.73188710212708</text:p>
          </table:table-cell>
          <table:table-cell table:number-columns-repeated="2"/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75736021995544" calcext:value-type="float">
            <text:p>1.75736021995544</text:p>
          </table:table-cell>
          <table:table-cell table:number-columns-repeated="2"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.74541091918945" calcext:value-type="float">
            <text:p>1.74541091918945</text:p>
          </table:table-cell>
          <table:table-cell table:number-columns-repeated="2"/>
        </table:table-row>
        <table:table-row table:style-name="ro1">
          <table:table-cell office:value-type="float" office:value="5350000" calcext:value-type="float">
            <text:p>5350000</text:p>
          </table:table-cell>
          <table:table-cell office:value-type="float" office:value="1.75447559356689" calcext:value-type="float">
            <text:p>1.75447559356689</text:p>
          </table:table-cell>
          <table:table-cell table:number-columns-repeated="2"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.71658134460449" calcext:value-type="float">
            <text:p>1.71658134460449</text:p>
          </table:table-cell>
          <table:table-cell table:number-columns-repeated="2"/>
        </table:table-row>
        <table:table-row table:style-name="ro1">
          <table:table-cell office:value-type="float" office:value="5450000" calcext:value-type="float">
            <text:p>5450000</text:p>
          </table:table-cell>
          <table:table-cell office:value-type="float" office:value="1.75229263305664" calcext:value-type="float">
            <text:p>1.75229263305664</text:p>
          </table:table-cell>
          <table:table-cell table:number-columns-repeated="2"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75183272361755" calcext:value-type="float">
            <text:p>1.75183272361755</text:p>
          </table:table-cell>
          <table:table-cell table:number-columns-repeated="2"/>
        </table:table-row>
        <table:table-row table:style-name="ro1">
          <table:table-cell office:value-type="float" office:value="5550000" calcext:value-type="float">
            <text:p>5550000</text:p>
          </table:table-cell>
          <table:table-cell office:value-type="float" office:value="1.83571195602417" calcext:value-type="float">
            <text:p>1.83571195602417</text:p>
          </table:table-cell>
          <table:table-cell table:number-columns-repeated="2"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.79244780540466" calcext:value-type="float">
            <text:p>1.79244780540466</text:p>
          </table:table-cell>
          <table:table-cell table:number-columns-repeated="2"/>
        </table:table-row>
        <table:table-row table:style-name="ro1">
          <table:table-cell office:value-type="float" office:value="5650000" calcext:value-type="float">
            <text:p>5650000</text:p>
          </table:table-cell>
          <table:table-cell office:value-type="float" office:value="1.81559777259827" calcext:value-type="float">
            <text:p>1.81559777259827</text:p>
          </table:table-cell>
          <table:table-cell table:number-columns-repeated="2"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.82856297492981" calcext:value-type="float">
            <text:p>1.82856297492981</text:p>
          </table:table-cell>
          <table:table-cell table:number-columns-repeated="2"/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88485980033875" calcext:value-type="float">
            <text:p>1.88485980033875</text:p>
          </table:table-cell>
          <table:table-cell table:number-columns-repeated="2"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.87229156494141" calcext:value-type="float">
            <text:p>1.87229156494141</text:p>
          </table:table-cell>
          <table:table-cell table:number-columns-repeated="2"/>
        </table:table-row>
        <table:table-row table:style-name="ro1">
          <table:table-cell office:value-type="float" office:value="5850000" calcext:value-type="float">
            <text:p>5850000</text:p>
          </table:table-cell>
          <table:table-cell office:value-type="float" office:value="1.90917181968689" calcext:value-type="float">
            <text:p>1.90917181968689</text:p>
          </table:table-cell>
          <table:table-cell table:number-columns-repeated="2"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.882075548172" calcext:value-type="float">
            <text:p>1.882075548172</text:p>
          </table:table-cell>
          <table:table-cell table:number-columns-repeated="2"/>
        </table:table-row>
        <table:table-row table:style-name="ro1">
          <table:table-cell office:value-type="float" office:value="5950000" calcext:value-type="float">
            <text:p>5950000</text:p>
          </table:table-cell>
          <table:table-cell office:value-type="float" office:value="1.91407251358032" calcext:value-type="float">
            <text:p>1.91407251358032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8618865013123" calcext:value-type="float">
            <text:p>1.98618865013123</text:p>
          </table:table-cell>
          <table:table-cell table:number-columns-repeated="2"/>
        </table:table-row>
        <table:table-row table:style-name="ro1">
          <table:table-cell office:value-type="float" office:value="6050000" calcext:value-type="float">
            <text:p>6050000</text:p>
          </table:table-cell>
          <table:table-cell office:value-type="float" office:value="1.96937704086304" calcext:value-type="float">
            <text:p>1.96937704086304</text:p>
          </table:table-cell>
          <table:table-cell table:number-columns-repeated="2"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2.00686049461365" calcext:value-type="float">
            <text:p>2.00686049461365</text:p>
          </table:table-cell>
          <table:table-cell table:number-columns-repeated="2"/>
        </table:table-row>
        <table:table-row table:style-name="ro1">
          <table:table-cell office:value-type="float" office:value="6150000" calcext:value-type="float">
            <text:p>6150000</text:p>
          </table:table-cell>
          <table:table-cell office:value-type="float" office:value="1.99818897247314" calcext:value-type="float">
            <text:p>1.99818897247314</text:p>
          </table:table-cell>
          <table:table-cell table:number-columns-repeated="2"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.9996657371521" calcext:value-type="float">
            <text:p>1.9996657371521</text:p>
          </table:table-cell>
          <table:table-cell table:number-columns-repeated="2"/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2.03011918067932" calcext:value-type="float">
            <text:p>2.03011918067932</text:p>
          </table:table-cell>
          <table:table-cell table:number-columns-repeated="2"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2.04066443443298" calcext:value-type="float">
            <text:p>2.04066443443298</text:p>
          </table:table-cell>
          <table:table-cell table:number-columns-repeated="2"/>
        </table:table-row>
        <table:table-row table:style-name="ro1">
          <table:table-cell office:value-type="float" office:value="6350000" calcext:value-type="float">
            <text:p>6350000</text:p>
          </table:table-cell>
          <table:table-cell office:value-type="float" office:value="2.10071420669556" calcext:value-type="float">
            <text:p>2.10071420669556</text:p>
          </table:table-cell>
          <table:table-cell table:number-columns-repeated="2"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2.0864109992981" calcext:value-type="float">
            <text:p>2.0864109992981</text:p>
          </table:table-cell>
          <table:table-cell table:number-columns-repeated="2"/>
        </table:table-row>
        <table:table-row table:style-name="ro1">
          <table:table-cell office:value-type="float" office:value="6450000" calcext:value-type="float">
            <text:p>6450000</text:p>
          </table:table-cell>
          <table:table-cell office:value-type="float" office:value="2.11787748336792" calcext:value-type="float">
            <text:p>2.11787748336792</text:p>
          </table:table-cell>
          <table:table-cell table:number-columns-repeated="2"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2.13456201553345" calcext:value-type="float">
            <text:p>2.13456201553345</text:p>
          </table:table-cell>
          <table:table-cell table:number-columns-repeated="2"/>
        </table:table-row>
        <table:table-row table:style-name="ro1">
          <table:table-cell office:value-type="float" office:value="6550000" calcext:value-type="float">
            <text:p>6550000</text:p>
          </table:table-cell>
          <table:table-cell office:value-type="float" office:value="2.11779260635376" calcext:value-type="float">
            <text:p>2.11779260635376</text:p>
          </table:table-cell>
          <table:table-cell table:number-columns-repeated="2"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2.14903378486633" calcext:value-type="float">
            <text:p>2.14903378486633</text:p>
          </table:table-cell>
          <table:table-cell table:number-columns-repeated="2"/>
        </table:table-row>
        <table:table-row table:style-name="ro1">
          <table:table-cell office:value-type="float" office:value="6650000" calcext:value-type="float">
            <text:p>6650000</text:p>
          </table:table-cell>
          <table:table-cell office:value-type="float" office:value="2.18920183181763" calcext:value-type="float">
            <text:p>2.18920183181763</text:p>
          </table:table-cell>
          <table:table-cell table:number-columns-repeated="2"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2.17664098739624" calcext:value-type="float">
            <text:p>2.17664098739624</text:p>
          </table:table-cell>
          <table:table-cell table:number-columns-repeated="2"/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.30350303649902" calcext:value-type="float">
            <text:p>2.30350303649902</text:p>
          </table:table-cell>
          <table:table-cell table:number-columns-repeated="2"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2.22108316421509" calcext:value-type="float">
            <text:p>2.22108316421509</text:p>
          </table:table-cell>
          <table:table-cell table:number-columns-repeated="2"/>
        </table:table-row>
        <table:table-row table:style-name="ro1">
          <table:table-cell office:value-type="float" office:value="6850000" calcext:value-type="float">
            <text:p>6850000</text:p>
          </table:table-cell>
          <table:table-cell office:value-type="float" office:value="2.27316117286682" calcext:value-type="float">
            <text:p>2.27316117286682</text:p>
          </table:table-cell>
          <table:table-cell table:number-columns-repeated="2"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.24050998687744" calcext:value-type="float">
            <text:p>2.24050998687744</text:p>
          </table:table-cell>
          <table:table-cell table:number-columns-repeated="2"/>
        </table:table-row>
        <table:table-row table:style-name="ro1">
          <table:table-cell office:value-type="float" office:value="6950000" calcext:value-type="float">
            <text:p>6950000</text:p>
          </table:table-cell>
          <table:table-cell office:value-type="float" office:value="2.28593039512634" calcext:value-type="float">
            <text:p>2.28593039512634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28547406196594" calcext:value-type="float">
            <text:p>2.28547406196594</text:p>
          </table:table-cell>
          <table:table-cell table:number-columns-repeated="2"/>
        </table:table-row>
        <table:table-row table:style-name="ro1">
          <table:table-cell office:value-type="float" office:value="7050000" calcext:value-type="float">
            <text:p>7050000</text:p>
          </table:table-cell>
          <table:table-cell office:value-type="float" office:value="2.39133477210999" calcext:value-type="float">
            <text:p>2.39133477210999</text:p>
          </table:table-cell>
          <table:table-cell table:number-columns-repeated="2"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2.31135940551758" calcext:value-type="float">
            <text:p>2.31135940551758</text:p>
          </table:table-cell>
          <table:table-cell table:number-columns-repeated="2"/>
        </table:table-row>
        <table:table-row table:style-name="ro1">
          <table:table-cell office:value-type="float" office:value="7150000" calcext:value-type="float">
            <text:p>7150000</text:p>
          </table:table-cell>
          <table:table-cell office:value-type="float" office:value="2.35603070259094" calcext:value-type="float">
            <text:p>2.35603070259094</text:p>
          </table:table-cell>
          <table:table-cell table:number-columns-repeated="2"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2.33634328842163" calcext:value-type="float">
            <text:p>2.33634328842163</text:p>
          </table:table-cell>
          <table:table-cell table:number-columns-repeated="2"/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.38808035850525" calcext:value-type="float">
            <text:p>2.38808035850525</text:p>
          </table:table-cell>
          <table:table-cell table:number-columns-repeated="2"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.35627961158752" calcext:value-type="float">
            <text:p>2.35627961158752</text:p>
          </table:table-cell>
          <table:table-cell table:number-columns-repeated="2"/>
        </table:table-row>
        <table:table-row table:style-name="ro1">
          <table:table-cell office:value-type="float" office:value="7350000" calcext:value-type="float">
            <text:p>7350000</text:p>
          </table:table-cell>
          <table:table-cell office:value-type="float" office:value="2.42786431312561" calcext:value-type="float">
            <text:p>2.42786431312561</text:p>
          </table:table-cell>
          <table:table-cell table:number-columns-repeated="2"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2.45239758491516" calcext:value-type="float">
            <text:p>2.45239758491516</text:p>
          </table:table-cell>
          <table:table-cell table:number-columns-repeated="2"/>
        </table:table-row>
        <table:table-row table:style-name="ro1">
          <table:table-cell office:value-type="float" office:value="7450000" calcext:value-type="float">
            <text:p>7450000</text:p>
          </table:table-cell>
          <table:table-cell office:value-type="float" office:value="2.45932292938232" calcext:value-type="float">
            <text:p>2.45932292938232</text:p>
          </table:table-cell>
          <table:table-cell table:number-columns-repeated="2"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.46483087539673" calcext:value-type="float">
            <text:p>2.46483087539673</text:p>
          </table:table-cell>
          <table:table-cell table:number-columns-repeated="2"/>
        </table:table-row>
        <table:table-row table:style-name="ro1">
          <table:table-cell office:value-type="float" office:value="7550000" calcext:value-type="float">
            <text:p>7550000</text:p>
          </table:table-cell>
          <table:table-cell office:value-type="float" office:value="2.48610329627991" calcext:value-type="float">
            <text:p>2.48610329627991</text:p>
          </table:table-cell>
          <table:table-cell table:number-columns-repeated="2"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2.47970533370972" calcext:value-type="float">
            <text:p>2.47970533370972</text:p>
          </table:table-cell>
          <table:table-cell table:number-columns-repeated="2"/>
        </table:table-row>
        <table:table-row table:style-name="ro1">
          <table:table-cell office:value-type="float" office:value="7650000" calcext:value-type="float">
            <text:p>7650000</text:p>
          </table:table-cell>
          <table:table-cell office:value-type="float" office:value="2.55281734466553" calcext:value-type="float">
            <text:p>2.55281734466553</text:p>
          </table:table-cell>
          <table:table-cell table:number-columns-repeated="2"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2.5737419128418" calcext:value-type="float">
            <text:p>2.5737419128418</text:p>
          </table:table-cell>
          <table:table-cell table:number-columns-repeated="2"/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.56865310668945" calcext:value-type="float">
            <text:p>2.56865310668945</text:p>
          </table:table-cell>
          <table:table-cell table:number-columns-repeated="2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2.60721468925476" calcext:value-type="float">
            <text:p>2.60721468925476</text:p>
          </table:table-cell>
          <table:table-cell table:number-columns-repeated="2"/>
        </table:table-row>
        <table:table-row table:style-name="ro1">
          <table:table-cell office:value-type="float" office:value="7850000" calcext:value-type="float">
            <text:p>7850000</text:p>
          </table:table-cell>
          <table:table-cell office:value-type="float" office:value="2.61565780639648" calcext:value-type="float">
            <text:p>2.61565780639648</text:p>
          </table:table-cell>
          <table:table-cell table:number-columns-repeated="2"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2.57527422904968" calcext:value-type="float">
            <text:p>2.57527422904968</text:p>
          </table:table-cell>
          <table:table-cell table:number-columns-repeated="2"/>
        </table:table-row>
        <table:table-row table:style-name="ro1">
          <table:table-cell office:value-type="float" office:value="7950000" calcext:value-type="float">
            <text:p>7950000</text:p>
          </table:table-cell>
          <table:table-cell office:value-type="float" office:value="2.62926340103149" calcext:value-type="float">
            <text:p>2.62926340103149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.64126634597778" calcext:value-type="float">
            <text:p>2.64126634597778</text:p>
          </table:table-cell>
          <table:table-cell table:number-columns-repeated="2"/>
        </table:table-row>
        <table:table-row table:style-name="ro1">
          <table:table-cell office:value-type="float" office:value="8050000" calcext:value-type="float">
            <text:p>8050000</text:p>
          </table:table-cell>
          <table:table-cell office:value-type="float" office:value="2.66788125038147" calcext:value-type="float">
            <text:p>2.66788125038147</text:p>
          </table:table-cell>
          <table:table-cell table:number-columns-repeated="2"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2.67463421821594" calcext:value-type="float">
            <text:p>2.67463421821594</text:p>
          </table:table-cell>
          <table:table-cell table:number-columns-repeated="2"/>
        </table:table-row>
        <table:table-row table:style-name="ro1">
          <table:table-cell office:value-type="float" office:value="8150000" calcext:value-type="float">
            <text:p>8150000</text:p>
          </table:table-cell>
          <table:table-cell office:value-type="float" office:value="2.70362043380737" calcext:value-type="float">
            <text:p>2.70362043380737</text:p>
          </table:table-cell>
          <table:table-cell table:number-columns-repeated="2"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.69867444038391" calcext:value-type="float">
            <text:p>2.69867444038391</text:p>
          </table:table-cell>
          <table:table-cell table:number-columns-repeated="2"/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2.76085495948792" calcext:value-type="float">
            <text:p>2.76085495948792</text:p>
          </table:table-cell>
          <table:table-cell table:number-columns-repeated="2"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2.72329783439636" calcext:value-type="float">
            <text:p>2.72329783439636</text:p>
          </table:table-cell>
          <table:table-cell table:number-columns-repeated="2"/>
        </table:table-row>
        <table:table-row table:style-name="ro1">
          <table:table-cell office:value-type="float" office:value="8350000" calcext:value-type="float">
            <text:p>8350000</text:p>
          </table:table-cell>
          <table:table-cell office:value-type="float" office:value="2.80196142196655" calcext:value-type="float">
            <text:p>2.80196142196655</text:p>
          </table:table-cell>
          <table:table-cell table:number-columns-repeated="2"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.7922694683075" calcext:value-type="float">
            <text:p>2.7922694683075</text:p>
          </table:table-cell>
          <table:table-cell table:number-columns-repeated="2"/>
        </table:table-row>
        <table:table-row table:style-name="ro1">
          <table:table-cell office:value-type="float" office:value="8450000" calcext:value-type="float">
            <text:p>8450000</text:p>
          </table:table-cell>
          <table:table-cell office:value-type="float" office:value="2.79202461242676" calcext:value-type="float">
            <text:p>2.79202461242676</text:p>
          </table:table-cell>
          <table:table-cell table:number-columns-repeated="2"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.81170415878296" calcext:value-type="float">
            <text:p>2.81170415878296</text:p>
          </table:table-cell>
          <table:table-cell table:number-columns-repeated="2"/>
        </table:table-row>
        <table:table-row table:style-name="ro1">
          <table:table-cell office:value-type="float" office:value="8550000" calcext:value-type="float">
            <text:p>8550000</text:p>
          </table:table-cell>
          <table:table-cell office:value-type="float" office:value="2.91241455078125" calcext:value-type="float">
            <text:p>2.91241455078125</text:p>
          </table:table-cell>
          <table:table-cell table:number-columns-repeated="2"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.88933444023132" calcext:value-type="float">
            <text:p>2.88933444023132</text:p>
          </table:table-cell>
          <table:table-cell table:number-columns-repeated="2"/>
        </table:table-row>
        <table:table-row table:style-name="ro1">
          <table:table-cell office:value-type="float" office:value="8650000" calcext:value-type="float">
            <text:p>8650000</text:p>
          </table:table-cell>
          <table:table-cell office:value-type="float" office:value="2.91891050338745" calcext:value-type="float">
            <text:p>2.91891050338745</text:p>
          </table:table-cell>
          <table:table-cell table:number-columns-repeated="2"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.8795964717865" calcext:value-type="float">
            <text:p>2.8795964717865</text:p>
          </table:table-cell>
          <table:table-cell table:number-columns-repeated="2"/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2.93354415893555" calcext:value-type="float">
            <text:p>2.93354415893555</text:p>
          </table:table-cell>
          <table:table-cell table:number-columns-repeated="2"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.89296436309814" calcext:value-type="float">
            <text:p>2.89296436309814</text:p>
          </table:table-cell>
          <table:table-cell table:number-columns-repeated="2"/>
        </table:table-row>
        <table:table-row table:style-name="ro1">
          <table:table-cell office:value-type="float" office:value="8850000" calcext:value-type="float">
            <text:p>8850000</text:p>
          </table:table-cell>
          <table:table-cell office:value-type="float" office:value="2.98519062995911" calcext:value-type="float">
            <text:p>2.98519062995911</text:p>
          </table:table-cell>
          <table:table-cell table:number-columns-repeated="2"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.93206787109375" calcext:value-type="float">
            <text:p>2.93206787109375</text:p>
          </table:table-cell>
          <table:table-cell table:number-columns-repeated="2"/>
        </table:table-row>
        <table:table-row table:style-name="ro1">
          <table:table-cell office:value-type="float" office:value="8950000" calcext:value-type="float">
            <text:p>8950000</text:p>
          </table:table-cell>
          <table:table-cell office:value-type="float" office:value="3.01374959945679" calcext:value-type="float">
            <text:p>3.01374959945679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.04836463928223" calcext:value-type="float">
            <text:p>3.04836463928223</text:p>
          </table:table-cell>
          <table:table-cell table:number-columns-repeated="2"/>
        </table:table-row>
        <table:table-row table:style-name="ro1">
          <table:table-cell office:value-type="float" office:value="9050000" calcext:value-type="float">
            <text:p>9050000</text:p>
          </table:table-cell>
          <table:table-cell office:value-type="float" office:value="3.03272747993469" calcext:value-type="float">
            <text:p>3.03272747993469</text:p>
          </table:table-cell>
          <table:table-cell table:number-columns-repeated="2"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3.06643295288086" calcext:value-type="float">
            <text:p>3.06643295288086</text:p>
          </table:table-cell>
          <table:table-cell table:number-columns-repeated="2"/>
        </table:table-row>
        <table:table-row table:style-name="ro1">
          <table:table-cell office:value-type="float" office:value="9150000" calcext:value-type="float">
            <text:p>9150000</text:p>
          </table:table-cell>
          <table:table-cell office:value-type="float" office:value="3.11312937736511" calcext:value-type="float">
            <text:p>3.11312937736511</text:p>
          </table:table-cell>
          <table:table-cell table:number-columns-repeated="2"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3.05384635925293" calcext:value-type="float">
            <text:p>3.05384635925293</text:p>
          </table:table-cell>
          <table:table-cell table:number-columns-repeated="2"/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.10998392105103" calcext:value-type="float">
            <text:p>3.10998392105103</text:p>
          </table:table-cell>
          <table:table-cell table:number-columns-repeated="2"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3.08122634887695" calcext:value-type="float">
            <text:p>3.08122634887695</text:p>
          </table:table-cell>
          <table:table-cell table:number-columns-repeated="2"/>
        </table:table-row>
        <table:table-row table:style-name="ro1">
          <table:table-cell office:value-type="float" office:value="9350000" calcext:value-type="float">
            <text:p>9350000</text:p>
          </table:table-cell>
          <table:table-cell office:value-type="float" office:value="3.12424087524414" calcext:value-type="float">
            <text:p>3.12424087524414</text:p>
          </table:table-cell>
          <table:table-cell table:number-columns-repeated="2"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3.12954092025757" calcext:value-type="float">
            <text:p>3.12954092025757</text:p>
          </table:table-cell>
          <table:table-cell table:number-columns-repeated="2"/>
        </table:table-row>
        <table:table-row table:style-name="ro1">
          <table:table-cell office:value-type="float" office:value="9450000" calcext:value-type="float">
            <text:p>9450000</text:p>
          </table:table-cell>
          <table:table-cell office:value-type="float" office:value="3.15626335144043" calcext:value-type="float">
            <text:p>3.15626335144043</text:p>
          </table:table-cell>
          <table:table-cell table:number-columns-repeated="2"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.20186972618103" calcext:value-type="float">
            <text:p>3.20186972618103</text:p>
          </table:table-cell>
          <table:table-cell table:number-columns-repeated="2"/>
        </table:table-row>
        <table:table-row table:style-name="ro1">
          <table:table-cell office:value-type="float" office:value="9550000" calcext:value-type="float">
            <text:p>9550000</text:p>
          </table:table-cell>
          <table:table-cell office:value-type="float" office:value="3.22757172584534" calcext:value-type="float">
            <text:p>3.22757172584534</text:p>
          </table:table-cell>
          <table:table-cell table:number-columns-repeated="2"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3.20204138755798" calcext:value-type="float">
            <text:p>3.20204138755798</text:p>
          </table:table-cell>
          <table:table-cell table:number-columns-repeated="2"/>
        </table:table-row>
        <table:table-row table:style-name="ro1">
          <table:table-cell office:value-type="float" office:value="9650000" calcext:value-type="float">
            <text:p>9650000</text:p>
          </table:table-cell>
          <table:table-cell office:value-type="float" office:value="3.25492811203003" calcext:value-type="float">
            <text:p>3.25492811203003</text:p>
          </table:table-cell>
          <table:table-cell table:number-columns-repeated="2"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3.20014643669128" calcext:value-type="float">
            <text:p>3.20014643669128</text:p>
          </table:table-cell>
          <table:table-cell table:number-columns-repeated="2"/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.25446009635925" calcext:value-type="float">
            <text:p>3.25446009635925</text:p>
          </table:table-cell>
          <table:table-cell table:number-columns-repeated="2"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3.25894093513489" calcext:value-type="float">
            <text:p>3.25894093513489</text:p>
          </table:table-cell>
          <table:table-cell table:number-columns-repeated="2"/>
        </table:table-row>
        <table:table-row table:style-name="ro1">
          <table:table-cell office:value-type="float" office:value="9850000" calcext:value-type="float">
            <text:p>9850000</text:p>
          </table:table-cell>
          <table:table-cell office:value-type="float" office:value="3.2931272983551" calcext:value-type="float">
            <text:p>3.2931272983551</text:p>
          </table:table-cell>
          <table:table-cell table:number-columns-repeated="2"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3.24700403213501" calcext:value-type="float">
            <text:p>3.24700403213501</text:p>
          </table:table-cell>
          <table:table-cell table:number-columns-repeated="2"/>
        </table:table-row>
        <table:table-row table:style-name="ro1">
          <table:table-cell office:value-type="float" office:value="9950000" calcext:value-type="float">
            <text:p>9950000</text:p>
          </table:table-cell>
          <table:table-cell office:value-type="float" office:value="3.25560617446899" calcext:value-type="float">
            <text:p>3.25560617446899</text:p>
          </table:table-cell>
          <table:table-cell table:number-columns-repeated="2"/>
        </table:table-row>
      </table:table>
      <table:table table:name="Bubble sort" table:style-name="ta1">
        <table:shapes>
          <draw:frame draw:z-index="0" draw:style-name="gr1" draw:text-style-name="P1" svg:width="15.941cm" svg:height="9.625cm" svg:x="7.714cm" svg:y="0.979cm">
            <draw:object draw:notify-on-update-of-ranges="'Bubble sort'.A1:'Bubble sort'.A1 'Bubble sort'.A2:'Bubble sort'.A46 'Bubble sort'.B1:'Bubble sort'.B1 'Bubble sort'.B2:'Bubble sort'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temps [s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1270227432251" calcext:value-type="float">
            <text:p>0.0712702274322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021888256073" calcext:value-type="float">
            <text:p>0.10218882560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33872270584106" calcext:value-type="float">
            <text:p>0.1338722705841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76764249801636" calcext:value-type="float">
            <text:p>0.17676424980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16781616210938" calcext:value-type="float">
            <text:p>0.2167816162109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69965648651123" calcext:value-type="float">
            <text:p>0.2699656486511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40624094009399" calcext:value-type="float">
            <text:p>0.34062409400939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03741359710693" calcext:value-type="float">
            <text:p>0.40374135971069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71254587173462" calcext:value-type="float">
            <text:p>0.4712545871734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8824896812439" calcext:value-type="float">
            <text:p>0.588248968124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617590665817261" calcext:value-type="float">
            <text:p>0.61759066581726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714678764343262" calcext:value-type="float">
            <text:p>0.71467876434326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826166868209839" calcext:value-type="float">
            <text:p>0.82616686820983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25065755844116" calcext:value-type="float">
            <text:p>0.92506575584411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05788373947144" calcext:value-type="float">
            <text:p>1.057883739471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6044926643372" calcext:value-type="float">
            <text:p>1.1604492664337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27311515808105" calcext:value-type="float">
            <text:p>1.273115158081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38328576087952" calcext:value-type="float">
            <text:p>1.3832857608795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52146601676941" calcext:value-type="float">
            <text:p>1.521466016769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65387916564941" calcext:value-type="float">
            <text:p>1.653879165649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059575080872" calcext:value-type="float">
            <text:p>1.8105957508087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2944207191467" calcext:value-type="float">
            <text:p>2.0294420719146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1553859710693" calcext:value-type="float">
            <text:p>2.1155385971069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986307144165" calcext:value-type="float">
            <text:p>2.298630714416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45953464508057" calcext:value-type="float">
            <text:p>2.459534645080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9497680664063" calcext:value-type="float">
            <text:p>2.6949768066406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90114140510559" calcext:value-type="float">
            <text:p>2.9011414051055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88845276832581" calcext:value-type="float">
            <text:p>2.8884527683258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.06732439994812" calcext:value-type="float">
            <text:p>3.0673243999481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.29709339141846" calcext:value-type="float">
            <text:p>3.297093391418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55182719230652" calcext:value-type="float">
            <text:p>3.5518271923065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.68573236465454" calcext:value-type="float">
            <text:p>3.685732364654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.92911887168884" calcext:value-type="float">
            <text:p>3.9291188716888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.29344844818115" calcext:value-type="float">
            <text:p>4.2934484481811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.4708890914917" calcext:value-type="float">
            <text:p>4.47088909149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69781637191773" calcext:value-type="float">
            <text:p>4.6978163719177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.06632328033447" calcext:value-type="float">
            <text:p>5.0663232803344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.30009055137634" calcext:value-type="float">
            <text:p>5.3000905513763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.52676129341126" calcext:value-type="float">
            <text:p>5.5267612934112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.68498301506043" calcext:value-type="float">
            <text:p>5.6849830150604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05008029937744" calcext:value-type="float">
            <text:p>6.0500802993774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.24888300895691" calcext:value-type="float">
            <text:p>6.2488830089569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.57798385620117" calcext:value-type="float">
            <text:p>6.5779838562011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.79177093505859" calcext:value-type="float">
            <text:p>6.7917709350585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.21324753761292" calcext:value-type="float">
            <text:p>7.2132475376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9-29T13:47:58.210901766</meta:creation-date>
    <dc:date>2023-09-29T14:17:35.035853068</dc:date>
    <dc:creator>Vincent Keller</dc:creator>
    <meta:editing-duration>PT29M36S</meta:editing-duration>
    <meta:editing-cycles>2</meta:editing-cycles>
    <meta:generator>LibreOffice/7.4.5.1$Linux_X86_64 LibreOffice_project/9c0871452b3918c1019dde9bfac75448afc4b57f</meta:generator>
    <meta:document-statistic meta:table-count="2" meta:cell-count="4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2cm"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97cm" svg:height="7.875cm" xlink:href=".." xlink:type="simple" chart:class="chart:scatter" chart:style-name="ch1">
        <chart:title svg:x="4.917cm" svg:y="0.293cm" chart:style-name="ch2">
          <text:p>Crible d'Eratosthène</text:p>
        </chart:title>
        <chart:legend chart:legend-position="end" svg:x="9.584cm" svg:y="3.389cm" style:legend-expansion="high" chart:style-name="ch3"/>
        <chart:plot-area chart:style-name="ch4" table:cell-range-address="'Crible Eratosthene'.A2:'Crible Eratosthene'.B181 'Crible Eratosthene'.B1:'Crible Eratosthene'.B1" chart:data-source-has-labels="row" svg:x="1.102cm" svg:y="1.074cm" svg:width="8.799cm" svg:height="5.967cm">
          <chart:coordinate-region svg:x="1.829cm" svg:y="1.273cm" svg:width="7.931cm" svg:height="4.19cm"/>
          <chart:axis chart:dimension="x" chart:name="primary-x" chart:style-name="ch5">
            <chart:title svg:x="5.1cm" svg:y="7.198cm" chart:style-name="ch6">
              <text:p>taille</text:p>
            </chart:title>
          </chart:axis>
          <chart:axis chart:dimension="y" chart:name="primary-y" chart:style-name="ch7">
            <chart:title svg:x="0.263cm" svg:y="4.749cm" chart:style-name="ch8">
              <text:p>temps [s]</text:p>
            </chart:title>
            <chart:grid chart:style-name="ch9" chart:class="major"/>
          </chart:axis>
          <chart:series chart:style-name="ch10" chart:values-cell-range-address="'Crible Eratosthene'.B2:'Crible Eratosthene'.B181" chart:label-cell-address="'Crible Eratosthene'.B1:'Crible Eratosthene'.B1" chart:class="chart:scatter">
            <chart:domain table:cell-range-address="'Crible Eratosthene'.A2:'Crible Eratosthene'.A181"/>
            <chart:regression-curve chart:style-name="ch11">
              <chart:equation chart:display-equation="true" chart:display-r-square="false" svg:x="6.689cm" svg:y="6.481cm"/>
            </chart:regression-curve>
            <chart:data-point chart:repeated="73"/>
            <chart:data-point chart:style-name="ch12"/>
            <chart:data-point chart:repeated="103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'Crible Eratosthene'.B1:'Crible Eratosthen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Crible Eratosthene'.A2:'Crible Eratosthene'.A181</svg:desc>
                </draw:g>
              </table:table-cell>
              <table:table-cell office:value-type="float" office:value="0.309004306793213">
                <text:p>0.309004306793213</text:p>
                <draw:g>
                  <svg:desc>'Crible Eratosthene'.B2:'Crible Eratosthene'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00">
                <text:p>1050000</text:p>
              </table:table-cell>
              <table:table-cell office:value-type="float" office:value="0.338730812072754">
                <text:p>0.33873081207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00">
                <text:p>1100000</text:p>
              </table:table-cell>
              <table:table-cell office:value-type="float" office:value="0.334595441818237">
                <text:p>0.334595441818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000">
                <text:p>1150000</text:p>
              </table:table-cell>
              <table:table-cell office:value-type="float" office:value="0.350643873214722">
                <text:p>0.35064387321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0">
                <text:p>1200000</text:p>
              </table:table-cell>
              <table:table-cell office:value-type="float" office:value="0.383651971817017">
                <text:p>0.383651971817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00">
                <text:p>1250000</text:p>
              </table:table-cell>
              <table:table-cell office:value-type="float" office:value="0.391462326049805">
                <text:p>0.39146232604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00">
                <text:p>1300000</text:p>
              </table:table-cell>
              <table:table-cell office:value-type="float" office:value="0.407256126403809">
                <text:p>0.40725612640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000">
                <text:p>1350000</text:p>
              </table:table-cell>
              <table:table-cell office:value-type="float" office:value="0.422714471817017">
                <text:p>0.422714471817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000">
                <text:p>1400000</text:p>
              </table:table-cell>
              <table:table-cell office:value-type="float" office:value="0.445404052734375">
                <text:p>0.4454040527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000">
                <text:p>1450000</text:p>
              </table:table-cell>
              <table:table-cell office:value-type="float" office:value="0.444610357284546">
                <text:p>0.44461035728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00">
                <text:p>1500000</text:p>
              </table:table-cell>
              <table:table-cell office:value-type="float" office:value="0.468909740447998">
                <text:p>0.468909740447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000">
                <text:p>1550000</text:p>
              </table:table-cell>
              <table:table-cell office:value-type="float" office:value="0.50907826423645">
                <text:p>0.50907826423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000">
                <text:p>1600000</text:p>
              </table:table-cell>
              <table:table-cell office:value-type="float" office:value="0.548432111740112">
                <text:p>0.54843211174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000">
                <text:p>1650000</text:p>
              </table:table-cell>
              <table:table-cell office:value-type="float" office:value="0.533925533294678">
                <text:p>0.533925533294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000">
                <text:p>1700000</text:p>
              </table:table-cell>
              <table:table-cell office:value-type="float" office:value="0.533672094345093">
                <text:p>0.533672094345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000">
                <text:p>1750000</text:p>
              </table:table-cell>
              <table:table-cell office:value-type="float" office:value="0.559209108352661">
                <text:p>0.559209108352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00">
                <text:p>1800000</text:p>
              </table:table-cell>
              <table:table-cell office:value-type="float" office:value="0.569193840026856">
                <text:p>0.569193840026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000">
                <text:p>1850000</text:p>
              </table:table-cell>
              <table:table-cell office:value-type="float" office:value="0.630457162857056">
                <text:p>0.630457162857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0.681310415267944">
                <text:p>0.681310415267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000">
                <text:p>1950000</text:p>
              </table:table-cell>
              <table:table-cell office:value-type="float" office:value="0.635723352432251">
                <text:p>0.635723352432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644558191299439">
                <text:p>0.644558191299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000">
                <text:p>2050000</text:p>
              </table:table-cell>
              <table:table-cell office:value-type="float" office:value="0.661443948745728">
                <text:p>0.661443948745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000">
                <text:p>2100000</text:p>
              </table:table-cell>
              <table:table-cell office:value-type="float" office:value="0.749276876449585">
                <text:p>0.749276876449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000">
                <text:p>2150000</text:p>
              </table:table-cell>
              <table:table-cell office:value-type="float" office:value="0.695636034011841">
                <text:p>0.695636034011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00">
                <text:p>2200000</text:p>
              </table:table-cell>
              <table:table-cell office:value-type="float" office:value="0.709592580795288">
                <text:p>0.709592580795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000">
                <text:p>2250000</text:p>
              </table:table-cell>
              <table:table-cell office:value-type="float" office:value="0.730451583862305">
                <text:p>0.730451583862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000">
                <text:p>2300000</text:p>
              </table:table-cell>
              <table:table-cell office:value-type="float" office:value="0.743125915527344">
                <text:p>0.74312591552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000">
                <text:p>2350000</text:p>
              </table:table-cell>
              <table:table-cell office:value-type="float" office:value="0.773744344711304">
                <text:p>0.773744344711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000">
                <text:p>2400000</text:p>
              </table:table-cell>
              <table:table-cell office:value-type="float" office:value="0.797520637512207">
                <text:p>0.797520637512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000">
                <text:p>2450000</text:p>
              </table:table-cell>
              <table:table-cell office:value-type="float" office:value="0.794789552688599">
                <text:p>0.794789552688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000">
                <text:p>2500000</text:p>
              </table:table-cell>
              <table:table-cell office:value-type="float" office:value="0.816408634185791">
                <text:p>0.816408634185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000">
                <text:p>2550000</text:p>
              </table:table-cell>
              <table:table-cell office:value-type="float" office:value="0.85033392906189">
                <text:p>0.85033392906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000">
                <text:p>2600000</text:p>
              </table:table-cell>
              <table:table-cell office:value-type="float" office:value="0.816951751708984">
                <text:p>0.816951751708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000">
                <text:p>2650000</text:p>
              </table:table-cell>
              <table:table-cell office:value-type="float" office:value="0.849730968475342">
                <text:p>0.849730968475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000">
                <text:p>2700000</text:p>
              </table:table-cell>
              <table:table-cell office:value-type="float" office:value="0.861871480941773">
                <text:p>0.861871480941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000">
                <text:p>2750000</text:p>
              </table:table-cell>
              <table:table-cell office:value-type="float" office:value="0.890935897827148">
                <text:p>0.890935897827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000">
                <text:p>2800000</text:p>
              </table:table-cell>
              <table:table-cell office:value-type="float" office:value="0.890654802322388">
                <text:p>0.890654802322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000">
                <text:p>2850000</text:p>
              </table:table-cell>
              <table:table-cell office:value-type="float" office:value="0.936116218566895">
                <text:p>0.936116218566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000">
                <text:p>2900000</text:p>
              </table:table-cell>
              <table:table-cell office:value-type="float" office:value="0.971509695053101">
                <text:p>0.971509695053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000">
                <text:p>2950000</text:p>
              </table:table-cell>
              <table:table-cell office:value-type="float" office:value="0.958927392959595">
                <text:p>0.95892739295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000">
                <text:p>3000000</text:p>
              </table:table-cell>
              <table:table-cell office:value-type="float" office:value="0.977892875671387">
                <text:p>0.977892875671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0000">
                <text:p>3050000</text:p>
              </table:table-cell>
              <table:table-cell office:value-type="float" office:value="0.977314472198486">
                <text:p>0.977314472198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0000">
                <text:p>3100000</text:p>
              </table:table-cell>
              <table:table-cell office:value-type="float" office:value="0.989709377288818">
                <text:p>0.989709377288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0000">
                <text:p>3150000</text:p>
              </table:table-cell>
              <table:table-cell office:value-type="float" office:value="1.04668712615967">
                <text:p>1.04668712615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0000">
                <text:p>3200000</text:p>
              </table:table-cell>
              <table:table-cell office:value-type="float" office:value="1.03472471237183">
                <text:p>1.03472471237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0000">
                <text:p>3250000</text:p>
              </table:table-cell>
              <table:table-cell office:value-type="float" office:value="1.07565093040466">
                <text:p>1.07565093040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0000">
                <text:p>3300000</text:p>
              </table:table-cell>
              <table:table-cell office:value-type="float" office:value="1.06546258926392">
                <text:p>1.06546258926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0000">
                <text:p>3350000</text:p>
              </table:table-cell>
              <table:table-cell office:value-type="float" office:value="1.11822295188904">
                <text:p>1.1182229518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0000">
                <text:p>3400000</text:p>
              </table:table-cell>
              <table:table-cell office:value-type="float" office:value="1.12723684310913">
                <text:p>1.12723684310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50000">
                <text:p>3450000</text:p>
              </table:table-cell>
              <table:table-cell office:value-type="float" office:value="1.15560913085938">
                <text:p>1.15560913085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0000">
                <text:p>3500000</text:p>
              </table:table-cell>
              <table:table-cell office:value-type="float" office:value="1.15077066421509">
                <text:p>1.15077066421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0000">
                <text:p>3550000</text:p>
              </table:table-cell>
              <table:table-cell office:value-type="float" office:value="1.18877673149109">
                <text:p>1.18877673149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0000">
                <text:p>3600000</text:p>
              </table:table-cell>
              <table:table-cell office:value-type="float" office:value="1.21043801307678">
                <text:p>1.2104380130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50000">
                <text:p>3650000</text:p>
              </table:table-cell>
              <table:table-cell office:value-type="float" office:value="1.21451306343079">
                <text:p>1.2145130634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0000">
                <text:p>3700000</text:p>
              </table:table-cell>
              <table:table-cell office:value-type="float" office:value="1.23973441123962">
                <text:p>1.23973441123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50000">
                <text:p>3750000</text:p>
              </table:table-cell>
              <table:table-cell office:value-type="float" office:value="1.29909658432007">
                <text:p>1.29909658432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0000">
                <text:p>3800000</text:p>
              </table:table-cell>
              <table:table-cell office:value-type="float" office:value="1.34706687927246">
                <text:p>1.34706687927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50000">
                <text:p>3850000</text:p>
              </table:table-cell>
              <table:table-cell office:value-type="float" office:value="1.30757689476013">
                <text:p>1.30757689476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0000">
                <text:p>3900000</text:p>
              </table:table-cell>
              <table:table-cell office:value-type="float" office:value="1.43262457847595">
                <text:p>1.43262457847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50000">
                <text:p>3950000</text:p>
              </table:table-cell>
              <table:table-cell office:value-type="float" office:value="1.45359086990356">
                <text:p>1.45359086990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000">
                <text:p>4000000</text:p>
              </table:table-cell>
              <table:table-cell office:value-type="float" office:value="1.50394725799561">
                <text:p>1.50394725799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0000">
                <text:p>4050000</text:p>
              </table:table-cell>
              <table:table-cell office:value-type="float" office:value="1.42956233024597">
                <text:p>1.42956233024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0000">
                <text:p>4100000</text:p>
              </table:table-cell>
              <table:table-cell office:value-type="float" office:value="1.45158433914185">
                <text:p>1.45158433914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50000">
                <text:p>4150000</text:p>
              </table:table-cell>
              <table:table-cell office:value-type="float" office:value="1.43839383125305">
                <text:p>1.43839383125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00">
                <text:p>4200000</text:p>
              </table:table-cell>
              <table:table-cell office:value-type="float" office:value="1.4734091758728">
                <text:p>1.4734091758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0000">
                <text:p>4250000</text:p>
              </table:table-cell>
              <table:table-cell office:value-type="float" office:value="1.53251004219055">
                <text:p>1.53251004219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00000">
                <text:p>4300000</text:p>
              </table:table-cell>
              <table:table-cell office:value-type="float" office:value="1.53075742721558">
                <text:p>1.53075742721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0000">
                <text:p>4350000</text:p>
              </table:table-cell>
              <table:table-cell office:value-type="float" office:value="1.50354480743408">
                <text:p>1.50354480743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00000">
                <text:p>4400000</text:p>
              </table:table-cell>
              <table:table-cell office:value-type="float" office:value="1.65283846855164">
                <text:p>1.65283846855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000">
                <text:p>4450000</text:p>
              </table:table-cell>
              <table:table-cell office:value-type="float" office:value="1.82460260391235">
                <text:p>1.82460260391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00000">
                <text:p>4500000</text:p>
              </table:table-cell>
              <table:table-cell office:value-type="float" office:value="1.65163350105286">
                <text:p>1.65163350105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0000">
                <text:p>4550000</text:p>
              </table:table-cell>
              <table:table-cell office:value-type="float" office:value="2.07177042961121">
                <text:p>2.07177042961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0">
                <text:p>4600000</text:p>
              </table:table-cell>
              <table:table-cell office:value-type="float" office:value="2.16709804534912">
                <text:p>2.16709804534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50000">
                <text:p>4650000</text:p>
              </table:table-cell>
              <table:table-cell office:value-type="float" office:value="1.56196188926697">
                <text:p>1.56196188926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00000">
                <text:p>4700000</text:p>
              </table:table-cell>
              <table:table-cell office:value-type="float" office:value="1.541659116745">
                <text:p>1.541659116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0000">
                <text:p>4750000</text:p>
              </table:table-cell>
              <table:table-cell office:value-type="float" office:value="1.56956601142883">
                <text:p>1.56956601142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0000">
                <text:p>4800000</text:p>
              </table:table-cell>
              <table:table-cell office:value-type="float" office:value="1.58176064491272">
                <text:p>1.58176064491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50000">
                <text:p>4850000</text:p>
              </table:table-cell>
              <table:table-cell office:value-type="float" office:value="1.58310174942017">
                <text:p>1.58310174942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00000">
                <text:p>4900000</text:p>
              </table:table-cell>
              <table:table-cell office:value-type="float" office:value="1.6201012134552">
                <text:p>1.6201012134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50000">
                <text:p>4950000</text:p>
              </table:table-cell>
              <table:table-cell office:value-type="float" office:value="1.62190937995911">
                <text:p>1.62190937995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0000">
                <text:p>5000000</text:p>
              </table:table-cell>
              <table:table-cell office:value-type="float" office:value="1.61967062950134">
                <text:p>1.619670629501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50000">
                <text:p>5050000</text:p>
              </table:table-cell>
              <table:table-cell office:value-type="float" office:value="1.67626428604126">
                <text:p>1.67626428604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00000">
                <text:p>5100000</text:p>
              </table:table-cell>
              <table:table-cell office:value-type="float" office:value="1.67852163314819">
                <text:p>1.67852163314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50000">
                <text:p>5150000</text:p>
              </table:table-cell>
              <table:table-cell office:value-type="float" office:value="1.74498915672302">
                <text:p>1.74498915672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00000">
                <text:p>5200000</text:p>
              </table:table-cell>
              <table:table-cell office:value-type="float" office:value="1.73188710212708">
                <text:p>1.73188710212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0000">
                <text:p>5250000</text:p>
              </table:table-cell>
              <table:table-cell office:value-type="float" office:value="1.75736021995544">
                <text:p>1.75736021995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00000">
                <text:p>5300000</text:p>
              </table:table-cell>
              <table:table-cell office:value-type="float" office:value="1.74541091918945">
                <text:p>1.74541091918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50000">
                <text:p>5350000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00000">
                <text:p>5400000</text:p>
              </table:table-cell>
              <table:table-cell office:value-type="float" office:value="1.71658134460449">
                <text:p>1.7165813446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50000">
                <text:p>5450000</text:p>
              </table:table-cell>
              <table:table-cell office:value-type="float" office:value="1.75229263305664">
                <text:p>1.75229263305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00000">
                <text:p>5500000</text:p>
              </table:table-cell>
              <table:table-cell office:value-type="float" office:value="1.75183272361755">
                <text:p>1.75183272361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50000">
                <text:p>5550000</text:p>
              </table:table-cell>
              <table:table-cell office:value-type="float" office:value="1.83571195602417">
                <text:p>1.83571195602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00000">
                <text:p>5600000</text:p>
              </table:table-cell>
              <table:table-cell office:value-type="float" office:value="1.79244780540466">
                <text:p>1.79244780540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50000">
                <text:p>5650000</text:p>
              </table:table-cell>
              <table:table-cell office:value-type="float" office:value="1.81559777259827">
                <text:p>1.81559777259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00000">
                <text:p>5700000</text:p>
              </table:table-cell>
              <table:table-cell office:value-type="float" office:value="1.82856297492981">
                <text:p>1.82856297492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50000">
                <text:p>5750000</text:p>
              </table:table-cell>
              <table:table-cell office:value-type="float" office:value="1.88485980033875">
                <text:p>1.88485980033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00000">
                <text:p>5800000</text:p>
              </table:table-cell>
              <table:table-cell office:value-type="float" office:value="1.87229156494141">
                <text:p>1.87229156494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50000">
                <text:p>5850000</text:p>
              </table:table-cell>
              <table:table-cell office:value-type="float" office:value="1.90917181968689">
                <text:p>1.9091718196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000">
                <text:p>5900000</text:p>
              </table:table-cell>
              <table:table-cell office:value-type="float" office:value="1.882075548172">
                <text:p>1.882075548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0000">
                <text:p>5950000</text:p>
              </table:table-cell>
              <table:table-cell office:value-type="float" office:value="1.91407251358032">
                <text:p>1.91407251358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0000">
                <text:p>6000000</text:p>
              </table:table-cell>
              <table:table-cell office:value-type="float" office:value="1.98618865013123">
                <text:p>1.98618865013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50000">
                <text:p>6050000</text:p>
              </table:table-cell>
              <table:table-cell office:value-type="float" office:value="1.96937704086304">
                <text:p>1.96937704086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00000">
                <text:p>6100000</text:p>
              </table:table-cell>
              <table:table-cell office:value-type="float" office:value="2.00686049461365">
                <text:p>2.00686049461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0000">
                <text:p>6150000</text:p>
              </table:table-cell>
              <table:table-cell office:value-type="float" office:value="1.99818897247314">
                <text:p>1.998188972473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00000">
                <text:p>6200000</text:p>
              </table:table-cell>
              <table:table-cell office:value-type="float" office:value="1.9996657371521">
                <text:p>1.99966573715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50000">
                <text:p>6250000</text:p>
              </table:table-cell>
              <table:table-cell office:value-type="float" office:value="2.03011918067932">
                <text:p>2.03011918067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00000">
                <text:p>6300000</text:p>
              </table:table-cell>
              <table:table-cell office:value-type="float" office:value="2.04066443443298">
                <text:p>2.04066443443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50000">
                <text:p>6350000</text:p>
              </table:table-cell>
              <table:table-cell office:value-type="float" office:value="2.10071420669556">
                <text:p>2.10071420669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00000">
                <text:p>6400000</text:p>
              </table:table-cell>
              <table:table-cell office:value-type="float" office:value="2.0864109992981">
                <text:p>2.0864109992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50000">
                <text:p>6450000</text:p>
              </table:table-cell>
              <table:table-cell office:value-type="float" office:value="2.11787748336792">
                <text:p>2.11787748336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00000">
                <text:p>6500000</text:p>
              </table:table-cell>
              <table:table-cell office:value-type="float" office:value="2.13456201553345">
                <text:p>2.13456201553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0000">
                <text:p>6550000</text:p>
              </table:table-cell>
              <table:table-cell office:value-type="float" office:value="2.11779260635376">
                <text:p>2.11779260635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00000">
                <text:p>6600000</text:p>
              </table:table-cell>
              <table:table-cell office:value-type="float" office:value="2.14903378486633">
                <text:p>2.14903378486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50000">
                <text:p>6650000</text:p>
              </table:table-cell>
              <table:table-cell office:value-type="float" office:value="2.18920183181763">
                <text:p>2.18920183181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00000">
                <text:p>6700000</text:p>
              </table:table-cell>
              <table:table-cell office:value-type="float" office:value="2.17664098739624">
                <text:p>2.17664098739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50000">
                <text:p>6750000</text:p>
              </table:table-cell>
              <table:table-cell office:value-type="float" office:value="2.30350303649902">
                <text:p>2.30350303649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00000">
                <text:p>6800000</text:p>
              </table:table-cell>
              <table:table-cell office:value-type="float" office:value="2.22108316421509">
                <text:p>2.22108316421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0000">
                <text:p>6850000</text:p>
              </table:table-cell>
              <table:table-cell office:value-type="float" office:value="2.27316117286682">
                <text:p>2.27316117286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00000">
                <text:p>6900000</text:p>
              </table:table-cell>
              <table:table-cell office:value-type="float" office:value="2.24050998687744">
                <text:p>2.24050998687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50000">
                <text:p>6950000</text:p>
              </table:table-cell>
              <table:table-cell office:value-type="float" office:value="2.28593039512634">
                <text:p>2.28593039512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00000">
                <text:p>7000000</text:p>
              </table:table-cell>
              <table:table-cell office:value-type="float" office:value="2.28547406196594">
                <text:p>2.28547406196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50000">
                <text:p>7050000</text:p>
              </table:table-cell>
              <table:table-cell office:value-type="float" office:value="2.39133477210999">
                <text:p>2.39133477210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00000">
                <text:p>7100000</text:p>
              </table:table-cell>
              <table:table-cell office:value-type="float" office:value="2.31135940551758">
                <text:p>2.31135940551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50000">
                <text:p>7150000</text:p>
              </table:table-cell>
              <table:table-cell office:value-type="float" office:value="2.35603070259094">
                <text:p>2.35603070259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00000">
                <text:p>7200000</text:p>
              </table:table-cell>
              <table:table-cell office:value-type="float" office:value="2.33634328842163">
                <text:p>2.33634328842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50000">
                <text:p>7250000</text:p>
              </table:table-cell>
              <table:table-cell office:value-type="float" office:value="2.38808035850525">
                <text:p>2.38808035850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00000">
                <text:p>7300000</text:p>
              </table:table-cell>
              <table:table-cell office:value-type="float" office:value="2.35627961158752">
                <text:p>2.35627961158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50000">
                <text:p>7350000</text:p>
              </table:table-cell>
              <table:table-cell office:value-type="float" office:value="2.42786431312561">
                <text:p>2.42786431312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00000">
                <text:p>7400000</text:p>
              </table:table-cell>
              <table:table-cell office:value-type="float" office:value="2.45239758491516">
                <text:p>2.45239758491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50000">
                <text:p>7450000</text:p>
              </table:table-cell>
              <table:table-cell office:value-type="float" office:value="2.45932292938232">
                <text:p>2.45932292938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00000">
                <text:p>7500000</text:p>
              </table:table-cell>
              <table:table-cell office:value-type="float" office:value="2.46483087539673">
                <text:p>2.46483087539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50000">
                <text:p>7550000</text:p>
              </table:table-cell>
              <table:table-cell office:value-type="float" office:value="2.48610329627991">
                <text:p>2.48610329627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00000">
                <text:p>7600000</text:p>
              </table:table-cell>
              <table:table-cell office:value-type="float" office:value="2.47970533370972">
                <text:p>2.479705333709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50000">
                <text:p>7650000</text:p>
              </table:table-cell>
              <table:table-cell office:value-type="float" office:value="2.55281734466553">
                <text:p>2.55281734466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00000">
                <text:p>7700000</text:p>
              </table:table-cell>
              <table:table-cell office:value-type="float" office:value="2.5737419128418">
                <text:p>2.5737419128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50000">
                <text:p>7750000</text:p>
              </table:table-cell>
              <table:table-cell office:value-type="float" office:value="2.56865310668945">
                <text:p>2.56865310668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00000">
                <text:p>7800000</text:p>
              </table:table-cell>
              <table:table-cell office:value-type="float" office:value="2.60721468925476">
                <text:p>2.60721468925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50000">
                <text:p>7850000</text:p>
              </table:table-cell>
              <table:table-cell office:value-type="float" office:value="2.61565780639648">
                <text:p>2.61565780639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00000">
                <text:p>7900000</text:p>
              </table:table-cell>
              <table:table-cell office:value-type="float" office:value="2.57527422904968">
                <text:p>2.57527422904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50000">
                <text:p>7950000</text:p>
              </table:table-cell>
              <table:table-cell office:value-type="float" office:value="2.62926340103149">
                <text:p>2.62926340103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00000">
                <text:p>8000000</text:p>
              </table:table-cell>
              <table:table-cell office:value-type="float" office:value="2.64126634597778">
                <text:p>2.6412663459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0000">
                <text:p>8050000</text:p>
              </table:table-cell>
              <table:table-cell office:value-type="float" office:value="2.66788125038147">
                <text:p>2.66788125038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00000">
                <text:p>8100000</text:p>
              </table:table-cell>
              <table:table-cell office:value-type="float" office:value="2.67463421821594">
                <text:p>2.67463421821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50000">
                <text:p>8150000</text:p>
              </table:table-cell>
              <table:table-cell office:value-type="float" office:value="2.70362043380737">
                <text:p>2.70362043380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00000">
                <text:p>8200000</text:p>
              </table:table-cell>
              <table:table-cell office:value-type="float" office:value="2.69867444038391">
                <text:p>2.69867444038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0000">
                <text:p>8250000</text:p>
              </table:table-cell>
              <table:table-cell office:value-type="float" office:value="2.76085495948792">
                <text:p>2.76085495948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00000">
                <text:p>8300000</text:p>
              </table:table-cell>
              <table:table-cell office:value-type="float" office:value="2.72329783439636">
                <text:p>2.72329783439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50000">
                <text:p>8350000</text:p>
              </table:table-cell>
              <table:table-cell office:value-type="float" office:value="2.80196142196655">
                <text:p>2.801961421966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00000">
                <text:p>8400000</text:p>
              </table:table-cell>
              <table:table-cell office:value-type="float" office:value="2.7922694683075">
                <text:p>2.7922694683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50000">
                <text:p>8450000</text:p>
              </table:table-cell>
              <table:table-cell office:value-type="float" office:value="2.79202461242676">
                <text:p>2.79202461242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0">
                <text:p>8500000</text:p>
              </table:table-cell>
              <table:table-cell office:value-type="float" office:value="2.81170415878296">
                <text:p>2.81170415878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50000">
                <text:p>8550000</text:p>
              </table:table-cell>
              <table:table-cell office:value-type="float" office:value="2.91241455078125">
                <text:p>2.9124145507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00000">
                <text:p>8600000</text:p>
              </table:table-cell>
              <table:table-cell office:value-type="float" office:value="2.88933444023132">
                <text:p>2.88933444023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0000">
                <text:p>8650000</text:p>
              </table:table-cell>
              <table:table-cell office:value-type="float" office:value="2.91891050338745">
                <text:p>2.91891050338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00000">
                <text:p>8700000</text:p>
              </table:table-cell>
              <table:table-cell office:value-type="float" office:value="2.8795964717865">
                <text:p>2.8795964717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50000">
                <text:p>8750000</text:p>
              </table:table-cell>
              <table:table-cell office:value-type="float" office:value="2.93354415893555">
                <text:p>2.93354415893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00000">
                <text:p>8800000</text:p>
              </table:table-cell>
              <table:table-cell office:value-type="float" office:value="2.89296436309814">
                <text:p>2.89296436309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50000">
                <text:p>8850000</text:p>
              </table:table-cell>
              <table:table-cell office:value-type="float" office:value="2.98519062995911">
                <text:p>2.985190629959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00000">
                <text:p>8900000</text:p>
              </table:table-cell>
              <table:table-cell office:value-type="float" office:value="2.93206787109375">
                <text:p>2.9320678710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50000">
                <text:p>8950000</text:p>
              </table:table-cell>
              <table:table-cell office:value-type="float" office:value="3.01374959945679">
                <text:p>3.01374959945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00000">
                <text:p>9000000</text:p>
              </table:table-cell>
              <table:table-cell office:value-type="float" office:value="3.04836463928223">
                <text:p>3.04836463928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50000">
                <text:p>9050000</text:p>
              </table:table-cell>
              <table:table-cell office:value-type="float" office:value="3.03272747993469">
                <text:p>3.032727479934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0000">
                <text:p>9100000</text:p>
              </table:table-cell>
              <table:table-cell office:value-type="float" office:value="3.06643295288086">
                <text:p>3.06643295288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50000">
                <text:p>9150000</text:p>
              </table:table-cell>
              <table:table-cell office:value-type="float" office:value="3.11312937736511">
                <text:p>3.113129377365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0000">
                <text:p>9200000</text:p>
              </table:table-cell>
              <table:table-cell office:value-type="float" office:value="3.05384635925293">
                <text:p>3.05384635925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50000">
                <text:p>9250000</text:p>
              </table:table-cell>
              <table:table-cell office:value-type="float" office:value="3.10998392105103">
                <text:p>3.10998392105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00000">
                <text:p>9300000</text:p>
              </table:table-cell>
              <table:table-cell office:value-type="float" office:value="3.08122634887695">
                <text:p>3.08122634887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50000">
                <text:p>9350000</text:p>
              </table:table-cell>
              <table:table-cell office:value-type="float" office:value="3.12424087524414">
                <text:p>3.12424087524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00000">
                <text:p>9400000</text:p>
              </table:table-cell>
              <table:table-cell office:value-type="float" office:value="3.12954092025757">
                <text:p>3.12954092025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50000">
                <text:p>9450000</text:p>
              </table:table-cell>
              <table:table-cell office:value-type="float" office:value="3.15626335144043">
                <text:p>3.15626335144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00000">
                <text:p>9500000</text:p>
              </table:table-cell>
              <table:table-cell office:value-type="float" office:value="3.20186972618103">
                <text:p>3.20186972618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50000">
                <text:p>9550000</text:p>
              </table:table-cell>
              <table:table-cell office:value-type="float" office:value="3.22757172584534">
                <text:p>3.22757172584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00000">
                <text:p>9600000</text:p>
              </table:table-cell>
              <table:table-cell office:value-type="float" office:value="3.20204138755798">
                <text:p>3.20204138755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50000">
                <text:p>9650000</text:p>
              </table:table-cell>
              <table:table-cell office:value-type="float" office:value="3.25492811203003">
                <text:p>3.25492811203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00000">
                <text:p>9700000</text:p>
              </table:table-cell>
              <table:table-cell office:value-type="float" office:value="3.20014643669128">
                <text:p>3.20014643669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50000">
                <text:p>9750000</text:p>
              </table:table-cell>
              <table:table-cell office:value-type="float" office:value="3.25446009635925">
                <text:p>3.25446009635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00000">
                <text:p>9800000</text:p>
              </table:table-cell>
              <table:table-cell office:value-type="float" office:value="3.25894093513489">
                <text:p>3.25894093513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50000">
                <text:p>9850000</text:p>
              </table:table-cell>
              <table:table-cell office:value-type="float" office:value="3.2931272983551">
                <text:p>3.2931272983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00000">
                <text:p>9900000</text:p>
              </table:table-cell>
              <table:table-cell office:value-type="float" office:value="3.24700403213501">
                <text:p>3.24700403213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50000">
                <text:p>9950000</text:p>
              </table:table-cell>
              <table:table-cell office:value-type="float" office:value="3.25560617446899">
                <text:p>3.25560617446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1cm" svg:stroke-color="#0000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2cm" svg:height="9.626cm" xlink:href=".." xlink:type="simple" chart:class="chart:scatter" chart:style-name="ch1">
        <chart:title svg:x="6.909cm" svg:y="0.328cm" chart:style-name="ch2">
          <text:p>Tri à bulle</text:p>
        </chart:title>
        <chart:legend chart:legend-position="end" svg:x="11.211cm" svg:y="4.265cm" style:legend-expansion="high" chart:style-name="ch3"/>
        <chart:plot-area chart:style-name="ch4" table:cell-range-address="'Bubble sort'.A1:'Bubble sort'.B46" chart:data-source-has-labels="row" svg:x="1.329cm" svg:y="1.299cm" svg:width="9.564cm" svg:height="7.154cm">
          <chart:coordinate-region svg:x="1.765cm" svg:y="1.498cm" svg:width="8.663cm" svg:height="6.308cm"/>
          <chart:axis chart:dimension="x" chart:name="primary-x" chart:style-name="ch5">
            <chart:title svg:x="5.71cm" svg:y="8.645cm" chart:style-name="ch6">
              <text:p>taille</text:p>
            </chart:title>
          </chart:axis>
          <chart:axis chart:dimension="y" chart:name="primary-y" chart:style-name="ch7">
            <chart:title svg:x="0.451cm" svg:y="5.568cm" chart:style-name="ch8">
              <text:p>temps [s]</text:p>
            </chart:title>
            <chart:grid chart:style-name="ch9" chart:class="major"/>
          </chart:axis>
          <chart:series chart:style-name="ch10" chart:values-cell-range-address="'Bubble sort'.B2:'Bubble sort'.B46" chart:label-cell-address="'Bubble sort'.B1:'Bubble sort'.B1" chart:class="chart:scatter">
            <chart:domain table:cell-range-address="'Bubble sort'.A2:'Bubble sort'.A46"/>
            <chart:regression-curve chart:style-name="ch11">
              <chart:equation chart:display-equation="true" chart:display-r-square="false" svg:x="7.05cm" svg:y="8.679cm"/>
            </chart:regression-curve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'Bubble sort'.B1:'Bubble so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Bubble sort'.A2:'Bubble sort'.A46</svg:desc>
                </draw:g>
              </table:table-cell>
              <table:table-cell office:value-type="float" office:value="0.071270227432251">
                <text:p>0.071270227432251</text:p>
                <draw:g>
                  <svg:desc>'Bubble sort'.B2:'Bubble sort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0.1021888256073">
                <text:p>0.1021888256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0.133872270584106">
                <text:p>0.133872270584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176764249801636">
                <text:p>0.17676424980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0.216781616210938">
                <text:p>0.216781616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69965648651123">
                <text:p>0.26996564865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0">
                <text:p>2200</text:p>
              </table:table-cell>
              <table:table-cell office:value-type="float" office:value="0.340624094009399">
                <text:p>0.34062409400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0.403741359710693">
                <text:p>0.403741359710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0.471254587173462">
                <text:p>0.471254587173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">
                <text:p>2800</text:p>
              </table:table-cell>
              <table:table-cell office:value-type="float" office:value="0.58824896812439">
                <text:p>0.5882489681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617590665817261">
                <text:p>0.61759066581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0.714678764343262">
                <text:p>0.714678764343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0">
                <text:p>3400</text:p>
              </table:table-cell>
              <table:table-cell office:value-type="float" office:value="0.826166868209839">
                <text:p>0.826166868209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0">
                <text:p>3600</text:p>
              </table:table-cell>
              <table:table-cell office:value-type="float" office:value="0.925065755844116">
                <text:p>0.925065755844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0">
                <text:p>3800</text:p>
              </table:table-cell>
              <table:table-cell office:value-type="float" office:value="1.05788373947144">
                <text:p>1.05788373947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16044926643372">
                <text:p>1.16044926643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0">
                <text:p>4200</text:p>
              </table:table-cell>
              <table:table-cell office:value-type="float" office:value="1.27311515808105">
                <text:p>1.27311515808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0">
                <text:p>4400</text:p>
              </table:table-cell>
              <table:table-cell office:value-type="float" office:value="1.38328576087952">
                <text:p>1.3832857608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0">
                <text:p>4600</text:p>
              </table:table-cell>
              <table:table-cell office:value-type="float" office:value="1.52146601676941">
                <text:p>1.52146601676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0">
                <text:p>4800</text:p>
              </table:table-cell>
              <table:table-cell office:value-type="float" office:value="1.65387916564941">
                <text:p>1.65387916564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1.81059575080872">
                <text:p>1.8105957508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0">
                <text:p>5200</text:p>
              </table:table-cell>
              <table:table-cell office:value-type="float" office:value="2.02944207191467">
                <text:p>2.0294420719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">
                <text:p>5400</text:p>
              </table:table-cell>
              <table:table-cell office:value-type="float" office:value="2.11553859710693">
                <text:p>2.11553859710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00">
                <text:p>5600</text:p>
              </table:table-cell>
              <table:table-cell office:value-type="float" office:value="2.2986307144165">
                <text:p>2.2986307144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0">
                <text:p>5800</text:p>
              </table:table-cell>
              <table:table-cell office:value-type="float" office:value="2.45953464508057">
                <text:p>2.45953464508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2.69497680664063">
                <text:p>2.69497680664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0">
                <text:p>6200</text:p>
              </table:table-cell>
              <table:table-cell office:value-type="float" office:value="2.90114140510559">
                <text:p>2.90114140510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0">
                <text:p>6400</text:p>
              </table:table-cell>
              <table:table-cell office:value-type="float" office:value="2.88845276832581">
                <text:p>2.88845276832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0">
                <text:p>6600</text:p>
              </table:table-cell>
              <table:table-cell office:value-type="float" office:value="3.06732439994812">
                <text:p>3.06732439994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0">
                <text:p>6800</text:p>
              </table:table-cell>
              <table:table-cell office:value-type="float" office:value="3.29709339141846">
                <text:p>3.29709339141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3.55182719230652">
                <text:p>3.55182719230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00">
                <text:p>7200</text:p>
              </table:table-cell>
              <table:table-cell office:value-type="float" office:value="3.68573236465454">
                <text:p>3.68573236465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00">
                <text:p>7400</text:p>
              </table:table-cell>
              <table:table-cell office:value-type="float" office:value="3.92911887168884">
                <text:p>3.92911887168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0">
                <text:p>7600</text:p>
              </table:table-cell>
              <table:table-cell office:value-type="float" office:value="4.29344844818115">
                <text:p>4.29344844818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00">
                <text:p>7800</text:p>
              </table:table-cell>
              <table:table-cell office:value-type="float" office:value="4.4708890914917">
                <text:p>4.4708890914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">
                <text:p>8000</text:p>
              </table:table-cell>
              <table:table-cell office:value-type="float" office:value="4.69781637191773">
                <text:p>4.69781637191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0">
                <text:p>8200</text:p>
              </table:table-cell>
              <table:table-cell office:value-type="float" office:value="5.06632328033447">
                <text:p>5.06632328033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00">
                <text:p>8400</text:p>
              </table:table-cell>
              <table:table-cell office:value-type="float" office:value="5.30009055137634">
                <text:p>5.30009055137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00">
                <text:p>8600</text:p>
              </table:table-cell>
              <table:table-cell office:value-type="float" office:value="5.52676129341126">
                <text:p>5.52676129341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00">
                <text:p>8800</text:p>
              </table:table-cell>
              <table:table-cell office:value-type="float" office:value="5.68498301506043">
                <text:p>5.68498301506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0">
                <text:p>9000</text:p>
              </table:table-cell>
              <table:table-cell office:value-type="float" office:value="6.05008029937744">
                <text:p>6.05008029937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00">
                <text:p>9200</text:p>
              </table:table-cell>
              <table:table-cell office:value-type="float" office:value="6.24888300895691">
                <text:p>6.24888300895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00">
                <text:p>9400</text:p>
              </table:table-cell>
              <table:table-cell office:value-type="float" office:value="6.57798385620117">
                <text:p>6.57798385620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00">
                <text:p>9600</text:p>
              </table:table-cell>
              <table:table-cell office:value-type="float" office:value="6.79177093505859">
                <text:p>6.7917709350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00">
                <text:p>9800</text:p>
              </table:table-cell>
              <table:table-cell office:value-type="float" office:value="7.21324753761292">
                <text:p>7.2132475376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